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style:text-underline-style="none"/>
    </style:style>
    <style:style style:name="P2" style:family="paragraph" style:parent-style-name="Standard">
      <style:text-properties style:text-underline-style="none"/>
    </style:style>
    <style:style style:name="P3" style:family="paragraph" style:parent-style-name="Text_20_body">
      <style:text-properties style:text-underline-style="none"/>
    </style:style>
    <style:style style:name="P4" style:family="paragraph" style:parent-style-name="Text_20_body">
      <style:text-properties style:text-underline-style="none" officeooo:paragraph-rsid="0006f93b"/>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P7" style:family="paragraph" style:parent-style-name="Text_20_body">
      <style:text-properties style:text-underline-style="none" officeooo:paragraph-rsid="0006f93b"/>
    </style:style>
    <style:style style:name="T1" style:family="text">
      <style:text-properties officeooo:rsid="0006f93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n este estudio, se observó que el algoritmo de red neuronal tuvo el mejor rendimiento, seguido por el método de bosque aleatorio, incluso después de eliminar variables de entrada como el modelo de cielo despejado y el coseno del ángulo cenital solar. En contraste, una regresión lineal simple mostró un rendimiento pobre cuando se eliminaron estas variables de entrada, ya que no pudo reconstruir la referencia temporal necesaria para estimar el GHI. En términos de comparación con el modelo de referencia CIM-ESRA, se observó un mejor rendimiento para los modelos empíricos de ML. Las métricas comparativas entre CIM-ESRA y la red neuronal fueron todas favorables para esta última, con MAEn de 11.3% frente a 9.7%, RMSEn de 17.1% frente a 15.8%, y MBEn de +1.6% frente a -0.4%. Sin embargo, será importante en trabajos futuros analizar el comportamiento del modelo empírico en otras ubicaciones de la región de la Pampa Húmeda, es decir, analizar su extrapolación espacial utilizando un conjunto de prueba en diferentes sitios de medición. Para trabajos futuros, también sería apropiado considerar otras variables satelitales relevantes, como el índice de nubes satelital [3] y la información de los canales infrarrojos del satélite. Estos parámetros pueden proporcionar información adicional sobre la cobertura nubosa o la transmisividad atmosférica, lo que podría mejorar la precisión de las estimaciones de radiación solar de ML. Por lo tanto, sería valioso evaluar la inclusión de estas variables en el modelo y medir su impacto en su rendimiento.</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5T11:26:20.826323458</meta:creation-date>
    <dc:date>2025-03-05T12:35:49.781976147</dc:date>
    <meta:editing-duration>PT27M50S</meta:editing-duration>
    <meta:editing-cycles>4</meta:editing-cycles>
    <meta:generator>LibreOffice/7.3.7.2$Linux_X86_64 LibreOffice_project/30$Build-2</meta:generator>
    <meta:document-statistic meta:table-count="0" meta:image-count="0" meta:object-count="0" meta:page-count="1" meta:paragraph-count="1" meta:word-count="243" meta:character-count="1553" meta:non-whitespace-character-count="1311"/>
  </office:meta>
</office:document-meta>
</file>